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0B97F861994F4954A2.png" manifest:media-type="image/png"/>
  <manifest:file-entry manifest:full-path="Pictures/10000201000002C7000000F111389B2781C94E80.png" manifest:media-type="image/png"/>
  <manifest:file-entry manifest:full-path="Pictures/10000201000002FC0000018A6102CD9BFC3D00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Footer">
      <style:paragraph-properties fo:margin-left="0cm" fo:margin-right="0.635cm" fo:text-indent="1.27cm" style:auto-text-indent="false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Standard" style:list-style-name="WW8Num4"/>
    <style:style style:name="P6" style:family="paragraph" style:parent-style-name="Standard" style:list-style-name="WW8Num4">
      <style:paragraph-properties fo:margin-left="0cm" fo:margin-right="0cm" fo:text-indent="0cm" style:auto-text-indent="false"/>
      <style:text-properties officeooo:paragraph-rsid="0004a75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4a7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signment for Module 6 </text:h>
      <text:p text:style-name="P4"><text:span text:style-name="T1"/></text:p>
      <text:list xml:id="list2641047086" text:style-name="WW8Num4">
        <text:list-item>
          <text:p text:style-name="P5">Draw an ERD containing the <text:span text:style-name="T2">LabVisit</text:span> and <text:span text:style-name="T2">Patient</text:span> entity types connected by a 1-M relationship from <text:span text:style-name="T2">Patient</text:span> to <text:span text:style-name="T2">LabVisit</text:span>. Choose an appropriate relationship name using your common knowledge of interactions between patients and lab visits. Define minimum cardinalities so that a patient is required for a lab visit. For the <text:span text:style-name="T2">Patient</text:span> entity type, add attributes <text:span text:style-name="T2">PatNo</text:span> (primary key), <text:span text:style-name="T2">PatLastName</text:span>, <text:span text:style-name="T2">PatFirstName</text:span>, <text:span text:style-name="T2">PatDOB</text:span> (date of birth). For the <text:span text:style-name="T2">LabVisit</text:span> entity type, add attributes for the <text:span text:style-name="T2">LVNo</text:span> (primary key), <text:span text:style-name="T2">LVDate</text:span>, <text:span text:style-name="T2">LVProvNo</text:span>, and optional <text:span text:style-name="T2">LVOrdNo</text:span> (for orders from physicians). If you are using a data modeling tool that supports data type specification, choose appropriate data types for the attributes based on your common knowledge.</text:p>
        </text:list-item>
      </text:list>
      <text:p text:style-name="Standard"/>
      <text:p text:style-name="Standard"><draw:frame draw:style-name="fr1" draw:name="Image1" text:anchor-type="paragraph" svg:width="16.51cm" svg:height="5.595cm" draw:z-index="0"><draw:image xlink:href="Pictures/10000201000002C7000000F111389B2781C94E80.png" xlink:type="simple" xlink:show="embed" xlink:actuate="onLoad" loext:mime-type="image/png"/></draw:frame></text:p>
      <text:list xml:id="list145453589357319" text:continue-numbering="true" text:style-name="WW8Num4">
        <text:list-header>
          <text:p text:style-name="P5"/>
          <text:p text:style-name="P5"/>
          <text:p text:style-name="P5"/>
          <text:p text:style-name="P5"/>
        </text:list-header>
        <text:list-item>
          <text:p text:style-name="P5"><text:soft-page-break/>Extend problem 1 with the <text:span text:style-name="T2">Lab</text:span> entity type connected by a 1-M relationship from <text:span text:style-name="T2">Lab</text:span> to <text:span text:style-name="T2">LabVisit</text:span>. Choose an appropriate relationship name using your common knowledge of interactions between labs and lab visits. Define minimum cardinalities so that a lab is required for a lab visit. For the <text:span text:style-name="T2">Lab</text:span> entity type, add attributes <text:span text:style-name="T2">LabNo</text:span> (primary key), <text:span text:style-name="T2">LabName</text:span>, <text:span text:style-name="T2">LabStreet</text:span>, <text:span text:style-name="T2">LabCity</text:span>, <text:span text:style-name="T2">LabState</text:span>, and <text:span text:style-name="T2">LabZip</text:span>. If you are using a data modeling tool that supports data type specification, choose appropriate data types for the attributes based on your common knowledge.</text:p>
        </text:list-item>
      </text:list>
      <text:p text:style-name="Standard"><draw:frame draw:style-name="fr1" draw:name="Image2" text:anchor-type="paragraph" svg:width="16.51cm" svg:height="8.514cm" draw:z-index="1"><draw:image xlink:href="Pictures/10000201000002FC0000018A6102CD9BFC3D0059.png" xlink:type="simple" xlink:show="embed" xlink:actuate="onLoad" loext:mime-type="image/png"/></draw:frame></text:p>
      <text:p text:style-name="Standard"/>
      <text:list xml:id="list145453986466251" text:continue-numbering="true" text:style-name="WW8Num4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soft-page-break/><text:span text:style-name="T3">3. <text:s text:c="2"/></text:span>Augment your ERD from problem 2 with the <text:span text:style-name="T2">Specimen</text:span> entity type. For each specimen collected, the database should record a unique <text:span text:style-name="T2">SpecNo</text:span>, <text:span text:style-name="T2">SpecArea</text:span> (vaginal, cervical, or endocervical), and <text:span text:style-name="T2">SpecCollMethod</text:span> (thin prep or sure path). You should also add a 1-M relationship from <text:span text:style-name="T2">LabVisit</text:span> to <text:span text:style-name="T2">Specimen</text:span>. A lab visit must produce at least one specimen. A specimen is associated with exactly one lab visit.</text:p>
        </text:list-header>
      </text:list>
      <text:p text:style-name="Standard"><draw:frame draw:style-name="fr1" draw:name="Image3" text:anchor-type="paragraph" svg:width="16.51cm" svg:height="12.144cm" draw:z-index="2"><draw:image xlink:href="Pictures/10000201000002C70000020B97F861994F4954A2.png" xlink:type="simple" xlink:show="embed" xlink:actuate="onLoad" loext:mime-type="image/png"/></draw:frame></text:p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4-15T14:54:51.976919229</dc:date>
    <meta:print-date>1998-01-23T10:35:00</meta:print-date>
    <meta:editing-cycles>145</meta:editing-cycles>
    <meta:editing-duration>PT4H40M23S</meta:editing-duration>
    <meta:document-statistic meta:table-count="0" meta:image-count="3" meta:object-count="0" meta:page-count="3" meta:paragraph-count="4" meta:word-count="267" meta:character-count="1704" meta:non-whitespace-character-count="1440"/>
    <meta:generator>LibreOffice/6.0.7.3$Linux_X86_64 LibreOffice_project/00m0$Build-3</meta:generator>
  </office:meta>
</office:document-meta>
</file>